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Narrow" style:font-name-complex="Arial" fo:font-weight="bold" style:font-weight-asian="bold" style:font-weight-complex="bold" fo:font-size="11pt" style:font-size-asian="11pt" style:font-size-complex="11pt"/>
    </style:style>
    <style:style style:name="T3" style:parent-style-name="DefaultParagraphFont" style:family="text">
      <style:text-properties style:font-name="Arial Narrow" style:font-name-complex="Arial" fo:font-weight="bold" style:font-weight-asian="bold" style:font-weight-complex="bold" fo:font-size="11pt" style:font-size-asian="11pt" style:font-size-complex="11pt"/>
    </style:style>
    <style:style style:name="P4" style:parent-style-name="Normal" style:family="paragraph">
      <style:text-properties style:font-name="Arial Narrow" fo:font-size="11pt" style:font-size-asian="11pt" style:font-size-complex="11pt"/>
    </style:style>
    <style:style style:name="T5" style:parent-style-name="DefaultParagraphFont" style:family="text">
      <style:text-properties style:font-name="Arial Narrow" fo:font-size="11pt" style:font-size-asian="11pt" style:font-size-complex="11pt" fo:language="en" fo:country="US"/>
    </style:style>
    <style:style style:name="T6" style:parent-style-name="DefaultParagraphFont" style:family="text">
      <style:text-properties style:font-name="Arial Narrow" fo:font-size="11pt" style:font-size-asian="11pt" style:font-size-complex="11pt"/>
    </style:style>
    <style:style style:name="T7" style:parent-style-name="DefaultParagraphFont" style:family="text">
      <style:text-properties style:font-name="Arial Narrow" fo:font-style="italic" style:font-style-asian="italic" fo:font-size="11pt" style:font-size-asian="11pt" style:font-size-complex="11pt"/>
    </style:style>
    <style:style style:name="T8" style:parent-style-name="DefaultParagraphFont" style:family="text">
      <style:text-properties style:font-name="Arial Narrow" fo:font-size="11pt" style:font-size-asian="11pt" style:font-size-complex="11pt"/>
    </style:style>
    <style:style style:name="T9" style:parent-style-name="DefaultParagraphFont" style:family="text">
      <style:text-properties style:font-name="Arial Narrow" style:font-name-asian="MS Mincho" fo:color="#626060" fo:font-size="11pt" style:font-size-asian="11pt" style:font-size-complex="11pt" fo:language="en" fo:country="US"/>
    </style:style>
    <style:style style:name="P10" style:parent-style-name="Normal" style:family="paragraph">
      <style:text-properties style:font-name="Arial Narrow" style:font-name-asian="MS Mincho" fo:color="#626060" fo:font-size="11pt" style:font-size-asian="11pt" style:font-size-complex="11pt" fo:language="en" fo:country="US"/>
    </style:style>
    <style:style style:name="P11" style:parent-style-name="Normal" style:family="paragraph">
      <style:text-properties style:font-name="Arial Narrow" style:font-name-asian="MS Mincho" fo:color="#626060" fo:font-size="11pt" style:font-size-asian="11pt" style:font-size-complex="11pt" fo:language="en" fo:country="US"/>
    </style:style>
    <style:style style:name="P12" style:parent-style-name="Normal" style:family="paragraph">
      <style:text-properties style:font-name="Arial Narrow" fo:font-size="11pt" style:font-size-asian="11pt" style:font-size-complex="11pt"/>
    </style:style>
    <style:style style:name="P13" style:parent-style-name="Normal" style:family="paragraph">
      <style:text-properties style:font-name="Arial Narrow" style:font-name-complex="Arial" fo:font-weight="bold" style:font-weight-asian="bold" style:font-weight-complex="bold" fo:font-size="11pt" style:font-size-asian="11pt" style:font-size-complex="11pt"/>
    </style:style>
    <style:style style:name="P14" style:parent-style-name="Normal" style:family="paragraph">
      <style:text-properties style:font-name="Arial Narrow" fo:font-size="11pt" style:font-size-asian="11pt" style:font-size-complex="11pt"/>
    </style:style>
    <style:style style:name="P15" style:parent-style-name="Normal" style:family="paragraph">
      <style:text-properties style:font-name="Arial Narrow" style:font-name-complex="Arial" fo:font-size="11pt" style:font-size-asian="11pt" style:font-size-complex="11pt"/>
    </style:style>
    <style:style style:name="P16" style:parent-style-name="Normal" style:family="paragraph">
      <style:text-properties style:font-name="Arial Narrow" style:font-name-complex="Arial" fo:font-size="11pt" style:font-size-asian="11pt" style:font-size-complex="11pt"/>
    </style:style>
    <style:style style:name="P17" style:parent-style-name="Normal" style:family="paragraph">
      <style:text-properties style:font-name="Arial Narrow" style:font-name-complex="Arial" fo:font-size="11pt" style:font-size-asian="11pt" style:font-size-complex="11pt"/>
    </style:style>
    <style:style style:name="P18" style:parent-style-name="Normal" style:family="paragraph">
      <style:text-properties style:font-name="Arial Narrow" style:font-name-complex="Arial" fo:font-size="11pt" style:font-size-asian="11pt" style:font-size-complex="11pt"/>
    </style:style>
    <style:style style:name="P19" style:parent-style-name="Normal" style:family="paragraph">
      <style:text-properties style:font-name="Arial Narrow" style:font-name-complex="Arial" fo:font-size="11pt" style:font-size-asian="11pt" style:font-size-complex="11pt"/>
    </style:style>
    <style:style style:name="P20" style:parent-style-name="Normal" style:family="paragraph">
      <style:text-properties style:font-name="Arial Narrow" style:font-name-complex="Arial" fo:font-size="11pt" style:font-size-asian="11pt" style:font-size-complex="11pt"/>
    </style:style>
    <style:style style:name="P21" style:parent-style-name="Normal" style:family="paragraph">
      <style:text-properties style:font-name="Arial Narrow" style:font-name-complex="Arial" fo:font-size="11pt" style:font-size-asian="11pt" style:font-size-complex="11pt"/>
    </style:style>
    <style:style style:name="P22" style:parent-style-name="Normal" style:family="paragraph">
      <style:text-properties style:font-name="Arial Narrow" style:font-name-complex="Arial" fo:font-size="11pt" style:font-size-asian="11pt" style:font-size-complex="11pt"/>
    </style:style>
    <style:style style:name="P23" style:parent-style-name="Normal" style:family="paragraph">
      <style:text-properties style:font-name="Arial Narrow" style:font-name-complex="Arial" fo:font-size="11pt" style:font-size-asian="11pt" style:font-size-complex="11pt"/>
    </style:style>
    <style:style style:name="P24" style:parent-style-name="Normal" style:family="paragraph">
      <style:text-properties style:font-name="Arial Narrow" style:font-name-complex="Arial" fo:font-size="11pt" style:font-size-asian="11pt" style:font-size-complex="11pt"/>
    </style:style>
    <style:style style:name="P25" style:parent-style-name="Normal" style:family="paragraph">
      <style:text-properties style:font-name="Arial Narrow" style:font-name-complex="Arial" fo:font-size="11pt" style:font-size-asian="11pt" style:font-size-complex="11pt"/>
    </style:style>
    <style:style style:name="P26" style:parent-style-name="Normal" style:family="paragraph">
      <style:text-properties style:font-name="Arial Narrow" style:font-name-complex="Arial" fo:font-size="11pt" style:font-size-asian="11pt" style:font-size-complex="11pt"/>
    </style:style>
    <style:style style:name="P27" style:parent-style-name="Normal" style:family="paragraph">
      <style:text-properties style:font-name="Arial Narrow" style:font-name-complex="Arial" fo:font-size="11pt" style:font-size-asian="11pt" style:font-size-complex="11pt"/>
    </style:style>
    <style:style style:name="P28"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29"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0"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1"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2"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3"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4" style:parent-style-name="Normal" style:list-style-name="LFO1"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5" style:parent-style-name="Normal" style:family="paragraph">
      <style:text-properties style:font-name="Arial Narrow"/>
    </style:style>
    <style:style style:name="P36" style:parent-style-name="Normal" style:family="paragraph">
      <style:paragraph-properties fo:break-before="page"/>
    </style:style>
    <style:style style:name="T37" style:parent-style-name="DefaultParagraphFont" style:family="text">
      <style:text-properties style:font-name="Arial Narrow" style:font-name-complex="Arial" fo:font-weight="bold" style:font-weight-asian="bold" style:font-weight-complex="bold" fo:font-size="11pt" style:font-size-asian="11pt" style:font-size-complex="11pt"/>
    </style:style>
    <style:style style:name="P38" style:parent-style-name="Normal" style:family="paragraph">
      <style:text-properties style:font-name="Arial Narrow" style:font-name-complex="Arial" fo:font-size="11pt" style:font-size-asian="11pt" style:font-size-complex="11pt"/>
    </style:style>
    <style:style style:name="P39" style:parent-style-name="Normal" style:family="paragraph">
      <style:text-properties style:font-name="Arial Narrow" style:font-name-complex="Arial" fo:font-size="11pt" style:font-size-asian="11pt" style:font-size-complex="11pt"/>
    </style:style>
    <style:style style:name="P40" style:parent-style-name="Normal" style:family="paragraph">
      <style:text-properties style:font-name="Arial Narrow" style:font-name-complex="Arial" fo:font-weight="bold" style:font-weight-asian="bold" style:font-weight-complex="bold" fo:font-size="11pt" style:font-size-asian="11pt" style:font-size-complex="11pt"/>
    </style:style>
    <style:style style:name="P41" style:parent-style-name="Normal" style:family="paragraph">
      <style:text-properties style:font-name="Arial Narrow" style:font-name-complex="Arial" fo:font-size="11pt" style:font-size-asian="11pt" style:font-size-complex="11pt"/>
    </style:style>
    <style:style style:name="P42"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43"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44" style:parent-style-name="Normal" style:family="paragraph">
      <style:paragraph-properties fo:margin-left="0.5in">
        <style:tab-stops/>
      </style:paragraph-properties>
      <style:text-properties style:font-name="Arial Narrow" style:font-name-complex="Arial" fo:font-size="11pt" style:font-size-asian="11pt" style:font-size-complex="11pt"/>
    </style:style>
    <style:style style:name="P45" style:parent-style-name="Normal" style:family="paragraph">
      <style:paragraph-properties fo:margin-left="0.5in">
        <style:tab-stops/>
      </style:paragraph-properties>
      <style:text-properties style:font-name="Arial Narrow" style:font-name-complex="Arial" fo:font-size="11pt" style:font-size-asian="11pt" style:font-size-complex="11pt"/>
    </style:style>
    <style:style style:name="P46" style:parent-style-name="Normal" style:family="paragraph">
      <style:paragraph-properties fo:margin-left="0.5in">
        <style:tab-stops/>
      </style:paragraph-properties>
      <style:text-properties style:font-name="Arial Narrow" style:font-name-complex="Arial" fo:font-size="11pt" style:font-size-asian="11pt" style:font-size-complex="11pt"/>
    </style:style>
    <style:style style:name="P47" style:parent-style-name="Normal" style:family="paragraph">
      <style:paragraph-properties fo:margin-left="0.5in">
        <style:tab-stops/>
      </style:paragraph-properties>
      <style:text-properties style:font-name="Arial Narrow" style:font-name-complex="Arial" fo:font-size="11pt" style:font-size-asian="11pt" style:font-size-complex="11pt"/>
    </style:style>
    <style:style style:name="P48" style:parent-style-name="Normal" style:family="paragraph">
      <style:paragraph-properties fo:margin-left="0.5in">
        <style:tab-stops/>
      </style:paragraph-properties>
      <style:text-properties style:font-name="Arial Narrow" style:font-name-complex="Arial" fo:font-size="11pt" style:font-size-asian="11pt" style:font-size-complex="11pt"/>
    </style:style>
    <style:style style:name="P49" style:parent-style-name="Normal" style:family="paragraph">
      <style:text-properties style:font-name="Arial Narrow" style:font-name-complex="Arial" fo:font-size="11pt" style:font-size-asian="11pt" style:font-size-complex="11pt"/>
    </style:style>
    <style:style style:name="P50" style:parent-style-name="Normal" style:family="paragraph">
      <style:text-properties style:font-name="Arial Narrow" style:font-name-complex="Arial" fo:font-size="11pt" style:font-size-asian="11pt" style:font-size-complex="11pt"/>
    </style:style>
    <style:style style:name="P51"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52" style:parent-style-name="Normal" style:family="paragraph">
      <style:text-properties style:font-name="Arial Narrow" style:font-name-complex="Arial" fo:font-size="11pt" style:font-size-asian="11pt" style:font-size-complex="11pt"/>
    </style:style>
    <style:style style:name="P53" style:parent-style-name="Normal" style:family="paragraph">
      <style:text-properties style:font-name="Arial Narrow" style:font-name-complex="Arial" fo:font-size="11pt" style:font-size-asian="11pt" style:font-size-complex="11pt"/>
    </style:style>
    <style:style style:name="P54" style:parent-style-name="Normal" style:family="paragraph">
      <style:text-properties style:font-name="Arial Narrow" style:font-name-complex="Arial" fo:font-size="11pt" style:font-size-asian="11pt" style:font-size-complex="11pt"/>
    </style:style>
    <style:style style:name="P55" style:parent-style-name="Normal" style:family="paragraph">
      <style:text-properties style:font-name="Arial Narrow" style:font-name-complex="Arial" fo:font-size="11pt" style:font-size-asian="11pt" style:font-size-complex="11pt"/>
    </style:style>
    <style:style style:name="P56"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57" style:parent-style-name="Normal" style:family="paragraph">
      <style:text-properties style:font-name="Arial Narrow" style:font-name-complex="Arial" fo:font-size="11pt" style:font-size-asian="11pt" style:font-size-complex="11pt"/>
    </style:style>
    <style:style style:name="P58" style:parent-style-name="Normal" style:family="paragraph">
      <style:text-properties style:font-name="Arial Narrow" style:font-name-complex="Arial" fo:font-size="11pt" style:font-size-asian="11pt" style:font-size-complex="11pt"/>
    </style:style>
    <style:style style:name="P59"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60" style:parent-style-name="Normal" style:family="paragraph">
      <style:text-properties style:font-name="Arial Narrow" style:font-name-complex="Arial" fo:font-size="11pt" style:font-size-asian="11pt" style:font-size-complex="11pt"/>
    </style:style>
    <style:style style:name="P61" style:parent-style-name="Normal" style:family="paragraph">
      <style:text-properties style:font-name="Arial Narrow" style:font-name-complex="Arial" fo:font-size="11pt" style:font-size-asian="11pt" style:font-size-complex="11pt"/>
    </style:style>
    <style:style style:name="P62" style:parent-style-name="Normal" style:family="paragraph">
      <style:text-properties style:font-name="Arial Narrow" style:font-name-complex="Arial" fo:font-size="11pt" style:font-size-asian="11pt" style:font-size-complex="11pt"/>
    </style:style>
    <style:style style:name="P63" style:parent-style-name="Normal" style:family="paragraph">
      <style:text-properties style:font-name="Arial Narrow" style:font-name-complex="Arial" fo:font-size="11pt" style:font-size-asian="11pt" style:font-size-complex="11pt"/>
    </style:style>
    <style:style style:name="P64"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65"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66"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67"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68"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69"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70"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71"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72"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73" style:parent-style-name="Normal" style:family="paragraph">
      <style:paragraph-properties fo:margin-left="0.25in">
        <style:tab-stops/>
      </style:paragraph-properties>
      <style:text-properties style:font-name="Arial Narrow" style:font-name-complex="Arial" fo:font-size="11pt" style:font-size-asian="11pt" style:font-size-complex="11pt"/>
    </style:style>
    <style:style style:name="P74" style:parent-style-name="Normal" style:family="paragraph">
      <style:text-properties style:font-name="Arial Narrow" style:font-name-complex="Arial" fo:font-weight="bold" style:font-weight-asian="bold" style:font-weight-complex="bold" fo:font-size="11pt" style:font-size-asian="11pt" style:font-size-complex="11pt"/>
    </style:style>
    <style:style style:name="P75" style:parent-style-name="Normal" style:family="paragraph">
      <style:text-properties style:font-name="Arial Narrow" style:font-name-complex="Arial" fo:font-weight="bold" style:font-weight-asian="bold" style:font-weight-complex="bold" fo:font-size="11pt" style:font-size-asian="11pt" style:font-size-complex="11pt"/>
    </style:style>
    <style:style style:name="P76" style:parent-style-name="Normal" style:family="paragraph">
      <style:text-properties style:font-name="Arial Narrow" style:font-name-complex="Arial" fo:font-size="11pt" style:font-size-asian="11pt" style:font-size-complex="11pt"/>
    </style:style>
    <style:style style:name="P77" style:parent-style-name="Normal" style:family="paragraph">
      <style:text-properties style:font-name="Arial Narrow" style:font-name-complex="Arial" fo:font-weight="bold" style:font-weight-asian="bold" style:font-weight-complex="bold" fo:font-style="italic" style:font-style-asian="italic" style:font-style-complex="italic" fo:font-size="11pt" style:font-size-asian="11pt" style:font-size-complex="11pt"/>
    </style:style>
    <style:style style:name="P78" style:parent-style-name="Normal" style:family="paragraph">
      <style:text-properties style:font-name="Arial Narrow" style:font-name-complex="Arial" fo:font-size="11pt" style:font-size-asian="11pt" style:font-size-complex="11pt"/>
    </style:style>
    <style:style style:name="P79" style:parent-style-name="Normal" style:family="paragraph">
      <style:text-properties style:font-name="Arial Narrow" style:font-name-complex="Arial" fo:font-size="11pt" style:font-size-asian="11pt" style:font-size-complex="11pt"/>
    </style:style>
    <style:style style:name="P80" style:parent-style-name="Normal" style:family="paragraph">
      <style:text-properties style:font-name="Arial Narrow" style:font-name-complex="Arial" fo:font-size="11pt" style:font-size-asian="11pt" style:font-size-complex="11pt"/>
    </style:style>
    <style:style style:name="P81" style:parent-style-name="Normal" style:family="paragraph">
      <style:text-properties style:font-name="Arial Narrow" style:font-name-complex="Arial" fo:font-size="11pt" style:font-size-asian="11pt" style:font-size-complex="11pt"/>
    </style:style>
    <style:style style:name="P82"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83" style:parent-style-name="Normal" style:family="paragraph">
      <style:text-properties style:font-name="Arial Narrow" fo:font-size="11pt" style:font-size-asian="11pt" style:font-size-complex="11pt"/>
    </style:style>
    <style:style style:name="TableColumn85" style:family="table-column">
      <style:table-column-properties style:column-width="1.6347in"/>
    </style:style>
    <style:style style:name="TableColumn86" style:family="table-column">
      <style:table-column-properties style:column-width="0.9833in"/>
    </style:style>
    <style:style style:name="TableColumn87" style:family="table-column">
      <style:table-column-properties style:column-width="1.0513in"/>
    </style:style>
    <style:style style:name="TableColumn88" style:family="table-column">
      <style:table-column-properties style:column-width="1.0243in"/>
    </style:style>
    <style:style style:name="TableColumn89" style:family="table-column">
      <style:table-column-properties style:column-width="1.0618in"/>
    </style:style>
    <style:style style:name="Table84" style:family="table">
      <style:table-properties style:width="5.7555in" fo:margin-left="0.0013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Arial Narrow" fo:font-size="11pt" style:font-size-asian="11pt" style:font-size-complex="11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Arial Narrow" fo:font-size="11pt" style:font-size-asian="11pt" style:font-size-complex="11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Arial Narrow"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text-properties style:font-name="Arial Narrow"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Arial Narrow" fo:font-size="11pt" style:font-size-asian="11pt" style:font-size-complex="11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style:font-name="Arial Narrow" fo:font-size="11pt" style:font-size-asian="11pt" style:font-size-complex="11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text-properties style:font-name="Arial Narrow" fo:font-size="11pt" style:font-size-asian="11pt" style:font-size-complex="11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Arial Narrow" fo:font-size="11pt" style:font-size-asian="11pt" style:font-size-complex="11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Arial Narrow" fo:font-size="11pt" style:font-size-asian="11pt" style:font-size-complex="11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Arial Narrow" fo:font-size="11pt" style:font-size-asian="11pt" style:font-size-complex="11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Arial Narrow" fo:font-size="11pt" style:font-size-asian="11pt" style:font-size-complex="11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Arial Narrow" fo:font-size="11pt" style:font-size-asian="11pt" style:font-size-complex="11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Arial Narrow" fo:font-size="11pt" style:font-size-asian="11pt" style:font-size-complex="11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Arial Narrow"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Arial Narrow" fo:font-size="11pt" style:font-size-asian="11pt" style:font-size-complex="11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Arial Narrow" fo:font-size="11pt" style:font-size-asian="11pt" style:font-size-complex="11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Arial Narrow" fo:font-size="11pt" style:font-size-asian="11pt" style:font-size-complex="11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Arial Narrow" fo:font-size="11pt" style:font-size-asian="11pt" style:font-size-complex="11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Arial Narrow" fo:font-size="11pt" style:font-size-asian="11pt" style:font-size-complex="11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font-name="Arial Narrow" fo:font-size="11pt" style:font-size-asian="11pt" style:font-size-complex="11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font-name="Arial Narrow"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Arial Narrow" fo:font-size="11pt" style:font-size-asian="11pt" style:font-size-complex="11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Arial Narrow" fo:font-size="11pt" style:font-size-asian="11pt" style:font-size-complex="11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Arial Narrow" fo:font-size="11pt" style:font-size-asian="11pt" style:font-size-complex="11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Arial Narrow" fo:font-size="11pt" style:font-size-asian="11pt" style:font-size-complex="11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Arial Narrow" fo:font-size="11pt" style:font-size-asian="11pt" style:font-size-complex="11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Arial Narrow" fo:font-size="11pt" style:font-size-asian="11pt" style:font-size-complex="11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Arial Narrow" fo:font-size="11pt" style:font-size-asian="11pt" style:font-size-complex="11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Arial Narrow" fo:font-size="11pt" style:font-size-asian="11pt" style:font-size-complex="11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Arial Narrow" fo:font-size="11pt" style:font-size-asian="11pt" style:font-size-complex="11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font-name="Arial Narrow" fo:font-size="11pt" style:font-size-asian="11pt" style:font-size-complex="11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Arial Narrow" fo:font-size="11pt" style:font-size-asian="11pt" style:font-size-complex="11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Arial Narrow" fo:font-size="11pt" style:font-size-asian="11pt" style:font-size-complex="11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Arial Narrow" fo:font-size="11pt" style:font-size-asian="11pt" style:font-size-complex="11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Arial Narrow" fo:font-size="11pt" style:font-size-asian="11pt" style:font-size-complex="11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font-name="Arial Narrow" fo:font-size="11pt" style:font-size-asian="11pt" style:font-size-complex="11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Arial Narrow" fo:font-size="11pt" style:font-size-asian="11pt" style:font-size-complex="11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font-name="Arial Narrow" fo:font-size="11pt" style:font-size-asian="11pt" style:font-size-complex="11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font-name="Arial Narrow" fo:font-size="11pt" style:font-size-asian="11pt" style:font-size-complex="11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Arial Narrow" fo:font-size="11pt" style:font-size-asian="11pt" style:font-size-complex="11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font-name="Arial Narrow" fo:font-size="11pt" style:font-size-asian="11pt" style:font-size-complex="11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Arial Narrow" fo:font-size="11pt" style:font-size-asian="11pt" style:font-size-complex="11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Arial Narrow" fo:font-size="11pt" style:font-size-asian="11pt" style:font-size-complex="11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Arial Narrow" fo:font-size="11pt" style:font-size-asian="11pt" style:font-size-complex="11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Arial Narrow" fo:font-size="11pt" style:font-size-asian="11pt" style:font-size-complex="11pt"/>
    </style:style>
    <style:style style:name="P189" style:parent-style-name="Normal" style:family="paragraph">
      <style:text-properties style:font-name="Arial Narrow" fo:font-size="11pt" style:font-size-asian="11pt" style:font-size-complex="11pt"/>
    </style:style>
    <style:style style:name="P190" style:parent-style-name="Normal" style:family="paragraph">
      <style:text-properties style:font-name="Arial Narrow" fo:font-size="11pt" style:font-size-asian="11pt" style:font-size-complex="11pt"/>
    </style:style>
    <style:style style:name="P191" style:parent-style-name="Normal" style:family="paragraph">
      <style:text-properties style:font-name="Arial Narrow" style:font-name-complex="Arial" fo:font-size="11pt" style:font-size-asian="11pt" style:font-size-complex="11pt"/>
    </style:style>
    <style:style style:name="P192" style:parent-style-name="Normal" style:family="paragraph">
      <style:text-properties style:font-name="Arial Narrow" style:font-name-complex="Arial" fo:font-size="11pt" style:font-size-asian="11pt" style:font-size-complex="11pt"/>
    </style:style>
    <style:style style:name="P193" style:parent-style-name="Normal" style:family="paragraph">
      <style:text-properties style:font-name="Arial Narrow" style:font-name-complex="Arial" fo:font-size="11pt" style:font-size-asian="11pt" style:font-size-complex="11pt"/>
    </style:style>
    <style:style style:name="P194"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195" style:parent-style-name="Normal" style:family="paragraph">
      <style:text-properties style:font-name="Arial Narrow" fo:font-size="11pt" style:font-size-asian="11pt" style:font-size-complex="11pt"/>
    </style:style>
    <style:style style:name="TableColumn197" style:family="table-column">
      <style:table-column-properties style:column-width="1.4444in"/>
    </style:style>
    <style:style style:name="TableColumn198" style:family="table-column">
      <style:table-column-properties style:column-width="1.0791in"/>
    </style:style>
    <style:style style:name="TableColumn199" style:family="table-column">
      <style:table-column-properties style:column-width="1.1048in"/>
    </style:style>
    <style:style style:name="TableColumn200" style:family="table-column">
      <style:table-column-properties style:column-width="1.0805in"/>
    </style:style>
    <style:style style:name="TableColumn201" style:family="table-column">
      <style:table-column-properties style:column-width="1.0465in"/>
    </style:style>
    <style:style style:name="Table196" style:family="table">
      <style:table-properties style:width="5.7555in" fo:margin-left="0.0013in" table:align="lef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font-name="Arial Narrow" fo:font-size="11pt" style:font-size-asian="11pt" style:font-size-complex="11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Arial Narrow" fo:font-size="11pt" style:font-size-asian="11pt" style:font-size-complex="11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Arial Narrow" fo:font-size="11pt" style:font-size-asian="11pt" style:font-size-complex="11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Arial Narrow" fo:font-size="11pt" style:font-size-asian="11pt" style:font-size-complex="11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Arial Narrow" fo:font-size="11pt" style:font-size-asian="11pt" style:font-size-complex="11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Arial Narrow"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Arial Narrow" fo:font-size="11pt" style:font-size-asian="11pt" style:font-size-complex="11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style:font-name="Arial Narrow" fo:font-size="11pt" style:font-size-asian="11pt" style:font-size-complex="11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Arial Narrow" fo:font-size="11pt" style:font-size-asian="11pt" style:font-size-complex="11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style:font-name="Arial Narrow" fo:font-size="11pt" style:font-size-asian="11pt" style:font-size-complex="11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Arial Narrow"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Arial Narrow" fo:font-size="11pt" style:font-size-asian="11pt" style:font-size-complex="11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Arial Narrow" fo:font-size="11pt" style:font-size-asian="11pt" style:font-size-complex="11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Arial Narrow" fo:font-size="11pt" style:font-size-asian="11pt" style:font-size-complex="11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Arial Narrow" fo:font-size="11pt" style:font-size-asian="11pt" style:font-size-complex="11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text-properties style:font-name="Arial Narrow" fo:font-size="11pt" style:font-size-asian="11pt" style:font-size-complex="11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Arial Narrow" fo:font-size="11pt" style:font-size-asian="11pt" style:font-size-complex="11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Arial Narrow" fo:font-size="11pt" style:font-size-asian="11pt" style:font-size-complex="11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Arial Narrow" fo:font-size="11pt" style:font-size-asian="11pt" style:font-size-complex="11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font-name="Arial Narrow" fo:font-size="11pt" style:font-size-asian="11pt" style:font-size-complex="11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Arial Narrow" fo:font-size="11pt" style:font-size-asian="11pt" style:font-size-complex="11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Arial Narrow" fo:font-size="11pt" style:font-size-asian="11pt" style:font-size-complex="11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Arial Narrow" fo:font-size="11pt" style:font-size-asian="11pt" style:font-size-complex="11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Arial Narrow" fo:font-size="11pt" style:font-size-asian="11pt" style:font-size-complex="11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Arial Narrow" fo:font-size="11pt" style:font-size-asian="11pt" style:font-size-complex="11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Arial Narrow" fo:font-size="11pt" style:font-size-asian="11pt" style:font-size-complex="11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Arial Narrow" fo:font-size="11pt" style:font-size-asian="11pt" style:font-size-complex="11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Arial Narrow" fo:font-size="11pt" style:font-size-asian="11pt" style:font-size-complex="11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Arial Narrow" fo:font-size="11pt" style:font-size-asian="11pt" style:font-size-complex="11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Arial Narrow" fo:font-size="11pt" style:font-size-asian="11pt" style:font-size-complex="11pt"/>
    </style:style>
    <style:style style:name="P268" style:parent-style-name="Normal" style:family="paragraph">
      <style:text-properties style:font-name="Arial Narrow" fo:font-size="11pt" style:font-size-asian="11pt" style:font-size-complex="11pt"/>
    </style:style>
    <style:style style:name="P269" style:parent-style-name="Normal" style:family="paragraph">
      <style:text-properties style:font-name="Arial Narrow" fo:font-size="11pt" style:font-size-asian="11pt" style:font-size-complex="11pt"/>
    </style:style>
    <style:style style:name="P270" style:parent-style-name="Normal" style:family="paragraph">
      <style:text-properties style:font-name="Arial Narrow" style:font-name-complex="Arial" fo:font-size="11pt" style:font-size-asian="11pt" style:font-size-complex="11pt"/>
    </style:style>
    <style:style style:name="P271" style:parent-style-name="Normal" style:family="paragraph">
      <style:text-properties style:font-name="Arial Narrow" style:font-name-complex="Arial" fo:font-size="11pt" style:font-size-asian="11pt" style:font-size-complex="11pt"/>
    </style:style>
    <style:style style:name="P272" style:parent-style-name="Normal" style:family="paragraph">
      <style:text-properties style:font-name="Arial Narrow" style:font-name-complex="Arial" fo:font-size="11pt" style:font-size-asian="11pt" style:font-size-complex="11pt"/>
    </style:style>
    <style:style style:name="P273" style:parent-style-name="Normal" style:family="paragraph">
      <style:text-properties style:font-name="Arial Narrow" style:font-name-complex="Arial" fo:font-size="11pt" style:font-size-asian="11pt" style:font-size-complex="11pt"/>
    </style:style>
    <style:style style:name="P274"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275" style:parent-style-name="Normal" style:family="paragraph">
      <style:text-properties style:font-name="Arial Narrow" fo:font-size="11pt" style:font-size-asian="11pt" style:font-size-complex="11pt"/>
    </style:style>
    <style:style style:name="TableColumn277" style:family="table-column">
      <style:table-column-properties style:column-width="1.4062in"/>
    </style:style>
    <style:style style:name="TableColumn278" style:family="table-column">
      <style:table-column-properties style:column-width="1.0916in"/>
    </style:style>
    <style:style style:name="TableColumn279" style:family="table-column">
      <style:table-column-properties style:column-width="1.1138in"/>
    </style:style>
    <style:style style:name="TableColumn280" style:family="table-column">
      <style:table-column-properties style:column-width="1.0909in"/>
    </style:style>
    <style:style style:name="TableColumn281" style:family="table-column">
      <style:table-column-properties style:column-width="1.0527in"/>
    </style:style>
    <style:style style:name="Table276" style:family="table">
      <style:table-properties style:width="5.7555in" fo:margin-left="0.0013in" table:align="lef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Arial Narrow" fo:font-size="11pt" style:font-size-asian="11pt" style:font-size-complex="11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style:font-name="Arial Narrow" fo:font-size="11pt" style:font-size-asian="11pt" style:font-size-complex="11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Arial Narrow" fo:font-size="11pt" style:font-size-asian="11pt" style:font-size-complex="11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Arial Narrow" fo:font-size="11pt" style:font-size-asian="11pt" style:font-size-complex="11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Arial Narrow" fo:font-size="11pt" style:font-size-asian="11pt" style:font-size-complex="11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font-name="Arial Narrow" fo:font-size="11pt" style:font-size-asian="11pt" style:font-size-complex="11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Arial Narrow" fo:font-size="11pt" style:font-size-asian="11pt" style:font-size-complex="11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name="Arial Narrow" fo:font-size="11pt" style:font-size-asian="11pt" style:font-size-complex="11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Arial Narrow" fo:font-size="11pt" style:font-size-asian="11pt" style:font-size-complex="11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font-name="Arial Narrow" fo:font-size="11pt" style:font-size-asian="11pt" style:font-size-complex="11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Arial Narrow" fo:font-size="11pt" style:font-size-asian="11pt" style:font-size-complex="11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text-properties style:font-name="Arial Narrow" fo:font-size="11pt" style:font-size-asian="11pt" style:font-size-complex="11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style:font-name="Arial Narrow" fo:font-size="11pt" style:font-size-asian="11pt" style:font-size-complex="11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style:font-name="Arial Narrow" fo:font-size="11pt" style:font-size-asian="11pt"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text-properties style:font-name="Arial Narrow" fo:font-size="11pt" style:font-size-asian="11pt" style:font-size-complex="11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Arial Narrow" fo:font-size="11pt" style:font-size-asian="11pt" style:font-size-complex="11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Arial Narrow" fo:font-size="11pt" style:font-size-asian="11pt" style:font-size-complex="11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Arial Narrow" fo:font-size="11pt" style:font-size-asian="11pt" style:font-size-complex="11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Arial Narrow" fo:font-size="11pt" style:font-size-asian="11pt" style:font-size-complex="11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text-properties style:font-name="Arial Narrow" fo:font-size="11pt" style:font-size-asian="11pt" style:font-size-complex="11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Arial Narrow" fo:font-size="11pt" style:font-size-asian="11pt" style:font-size-complex="11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Arial Narrow" fo:font-size="11pt" style:font-size-asian="11pt" style:font-size-complex="11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style:font-name="Arial Narrow" fo:font-size="11pt" style:font-size-asian="11pt"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Arial Narrow" fo:font-size="11pt" style:font-size-asian="11pt" style:font-size-complex="11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Arial Narrow" fo:font-size="11pt" style:font-size-asian="11pt" style:font-size-complex="11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name="Arial Narrow" fo:font-size="11pt" style:font-size-asian="11pt" style:font-size-complex="11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Arial Narrow" fo:font-size="11pt" style:font-size-asian="11pt" style:font-size-complex="11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style:font-name="Arial Narrow" fo:font-size="11pt" style:font-size-asian="11pt" style:font-size-complex="11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style:font-name="Arial Narrow" fo:font-size="11pt" style:font-size-asian="11pt" style:font-size-complex="11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style:font-name="Arial Narrow" fo:font-size="11pt" style:font-size-asian="11pt" style:font-size-complex="11p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name="Arial Narrow" fo:font-size="11pt" style:font-size-asian="11pt" style:font-size-complex="11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Arial Narrow" fo:font-size="11pt" style:font-size-asian="11pt" style:font-size-complex="11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Arial Narrow" fo:font-size="11pt" style:font-size-asian="11pt" style:font-size-complex="11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name="Arial Narrow" fo:font-size="11pt" style:font-size-asian="11pt" style:font-size-complex="11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Arial Narrow" fo:font-size="11pt" style:font-size-asian="11pt" style:font-size-complex="11pt"/>
    </style:style>
    <style:style style:name="P359" style:parent-style-name="Normal" style:family="paragraph">
      <style:text-properties style:font-name="Arial Narrow" fo:font-size="11pt" style:font-size-asian="11pt" style:font-size-complex="11pt"/>
    </style:style>
    <style:style style:name="P360" style:parent-style-name="Normal" style:family="paragraph">
      <style:text-properties style:font-name="Arial Narrow" style:font-name-complex="Arial" fo:font-size="11pt" style:font-size-asian="11pt" style:font-size-complex="11pt"/>
    </style:style>
    <style:style style:name="P361" style:parent-style-name="Normal" style:family="paragraph">
      <style:text-properties style:font-name="Arial Narrow" style:font-name-complex="Arial" fo:font-size="11pt" style:font-size-asian="11pt" style:font-size-complex="11pt"/>
    </style:style>
    <style:style style:name="P362" style:parent-style-name="Normal" style:family="paragraph">
      <style:text-properties style:font-name="Arial Narrow" style:font-name-complex="Arial" fo:font-size="11pt" style:font-size-asian="11pt" style:font-size-complex="11pt"/>
    </style:style>
    <style:style style:name="P363" style:parent-style-name="Normal" style:family="paragraph">
      <style:text-properties style:font-name="Arial Narrow" style:font-name-complex="Arial" fo:font-size="11pt" style:font-size-asian="11pt" style:font-size-complex="11pt"/>
    </style:style>
    <style:style style:name="P364"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365" style:parent-style-name="Normal" style:family="paragraph">
      <style:text-properties style:font-name="Arial Narrow" fo:font-size="11pt" style:font-size-asian="11pt" style:font-size-complex="11pt"/>
    </style:style>
    <style:style style:name="TableColumn367" style:family="table-column">
      <style:table-column-properties style:column-width="1.4736in"/>
    </style:style>
    <style:style style:name="TableColumn368" style:family="table-column">
      <style:table-column-properties style:column-width="1.0854in"/>
    </style:style>
    <style:style style:name="TableColumn369" style:family="table-column">
      <style:table-column-properties style:column-width="1.1034in"/>
    </style:style>
    <style:style style:name="TableColumn370" style:family="table-column">
      <style:table-column-properties style:column-width="1.0763in"/>
    </style:style>
    <style:style style:name="TableColumn371" style:family="table-column">
      <style:table-column-properties style:column-width="1.0166in"/>
    </style:style>
    <style:style style:name="Table366" style:family="table">
      <style:table-properties style:width="5.7555in" fo:margin-left="0.0013in" table:align="lef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text-properties style:font-name="Arial Narrow" fo:font-size="11pt" style:font-size-asian="11pt" style:font-size-complex="11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Arial Narrow" fo:font-size="11pt" style:font-size-asian="11pt" style:font-size-complex="11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Arial Narrow" fo:font-size="11pt" style:font-size-asian="11pt" style:font-size-complex="11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style:font-name="Arial Narrow" fo:font-size="11pt" style:font-size-asian="11pt" style:font-size-complex="11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style:font-name="Arial Narrow" fo:font-size="11pt" style:font-size-asian="11pt" style:font-size-complex="11p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text-properties style:font-name="Arial Narrow" fo:font-size="11pt" style:font-size-asian="11pt" style:font-size-complex="11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style:font-name="Arial Narrow" fo:font-size="11pt" style:font-size-asian="11pt" style:font-size-complex="11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Arial Narrow"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Arial Narrow"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text-properties style:font-name="Arial Narrow" fo:font-size="11pt" style:font-size-asian="11pt" style:font-size-complex="11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style:font-name="Arial Narrow"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style:font-name="Arial Narrow"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Arial Narrow" fo:font-size="11pt" style:font-size-asian="11pt" style:font-size-complex="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Arial Narrow" fo:font-size="11pt" style:font-size-asian="11pt" style:font-size-complex="11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style:font-name="Arial Narrow" fo:font-size="11pt" style:font-size-asian="11pt" style:font-size-complex="11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Arial Narrow" fo:font-size="11pt" style:font-size-asian="11pt" style:font-size-complex="11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text-properties style:font-name="Arial Narrow" fo:font-size="11pt" style:font-size-asian="11pt" style:font-size-complex="11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Arial Narrow" fo:font-size="11pt" style:font-size-asian="11pt" style:font-size-complex="11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style:font-name="Arial Narrow" fo:font-size="11pt" style:font-size-asian="11pt" style:font-size-complex="11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style:font-name="Arial Narrow" fo:font-size="11pt" style:font-size-asian="11pt" style:font-size-complex="11pt"/>
    </style:style>
    <style:style style:name="P416" style:parent-style-name="Normal" style:family="paragraph">
      <style:text-properties style:font-name="Arial Narrow" fo:font-size="11pt" style:font-size-asian="11pt" style:font-size-complex="11pt"/>
    </style:style>
    <style:style style:name="P417" style:parent-style-name="Normal" style:family="paragraph">
      <style:text-properties style:font-name="Arial Narrow" style:font-name-complex="Arial" fo:font-size="11pt" style:font-size-asian="11pt" style:font-size-complex="11pt"/>
    </style:style>
    <style:style style:name="P418" style:parent-style-name="Normal" style:family="paragraph">
      <style:text-properties style:font-name="Arial Narrow" style:font-name-complex="Arial" fo:font-size="11pt" style:font-size-asian="11pt" style:font-size-complex="11pt"/>
    </style:style>
    <style:style style:name="P419" style:parent-style-name="Normal" style:family="paragraph">
      <style:text-properties style:font-name="Arial Narrow" style:font-name-complex="Arial" fo:font-size="11pt" style:font-size-asian="11pt" style:font-size-complex="11pt"/>
    </style:style>
    <style:style style:name="P420" style:parent-style-name="Normal" style:family="paragraph">
      <style:text-properties style:font-name="Arial Narrow" style:font-name-complex="Arial" fo:font-size="11pt" style:font-size-asian="11pt" style:font-size-complex="11pt"/>
    </style:style>
    <style:style style:name="P421" style:parent-style-name="Normal" style:family="paragraph">
      <style:text-properties style:font-name="Arial Narrow" style:font-name-complex="Arial" fo:font-size="11pt" style:font-size-asian="11pt" style:font-size-complex="11pt"/>
    </style:style>
    <style:style style:name="P422" style:parent-style-name="Normal" style:family="paragraph">
      <style:text-properties style:font-name="Arial Narrow" style:font-name-complex="Arial" fo:font-size="11pt" style:font-size-asian="11pt" style:font-size-complex="11pt"/>
    </style:style>
    <style:style style:name="P423"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424" style:parent-style-name="Normal" style:family="paragraph">
      <style:paragraph-properties style:punctuation-wrap="simple" style:text-autospace="none" style:vertical-align="baseline" fo:margin-left="0.5in">
        <style:tab-stops/>
      </style:paragraph-properties>
      <style:text-properties style:font-name="Arial Narrow" style:font-name-complex="Arial" fo:font-size="11pt" style:font-size-asian="11pt" style:font-size-complex="11pt"/>
    </style:style>
    <style:style style:name="P425" style:parent-style-name="Normal" style:family="paragraph">
      <style:text-properties style:font-name="Arial Narrow" fo:font-size="11pt" style:font-size-asian="11pt" style:font-size-complex="11pt"/>
    </style:style>
    <style:style style:name="TableColumn427" style:family="table-column">
      <style:table-column-properties style:column-width="1.5409in"/>
    </style:style>
    <style:style style:name="TableColumn428" style:family="table-column">
      <style:table-column-properties style:column-width="1.0625in"/>
    </style:style>
    <style:style style:name="TableColumn429" style:family="table-column">
      <style:table-column-properties style:column-width="1.0875in"/>
    </style:style>
    <style:style style:name="TableColumn430" style:family="table-column">
      <style:table-column-properties style:column-width="1.059in"/>
    </style:style>
    <style:style style:name="TableColumn431" style:family="table-column">
      <style:table-column-properties style:column-width="1.0055in"/>
    </style:style>
    <style:style style:name="Table426" style:family="table">
      <style:table-properties style:width="5.7555in" fo:margin-left="0.0013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Arial Narrow" fo:font-size="11pt" style:font-size-asian="11pt" style:font-size-complex="11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style:font-name="Arial Narrow" fo:font-size="11pt" style:font-size-asian="11pt" style:font-size-complex="11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Arial Narrow" fo:font-size="11pt" style:font-size-asian="11pt" style:font-size-complex="11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Arial Narrow" fo:font-size="11pt" style:font-size-asian="11pt" style:font-size-complex="11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Arial Narrow" fo:font-size="11pt" style:font-size-asian="11pt" style:font-size-complex="11p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style:font-name="Arial Narrow" fo:font-size="11pt" style:font-size-asian="11pt" style:font-size-complex="11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text-properties style:font-name="Arial Narrow" fo:font-size="11pt" style:font-size-asian="11pt" style:font-size-complex="11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text-properties style:font-name="Arial Narrow"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text-properties style:font-name="Arial Narrow" fo:font-size="11pt" style:font-size-asian="11pt" style:font-size-complex="11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style:font-name="Arial Narrow" fo:font-size="11pt" style:font-size-asian="11pt" style:font-size-complex="11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Arial Narrow"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Arial Narrow" fo:font-size="11pt" style:font-size-asian="11pt" style:font-size-complex="11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text-properties style:font-name="Arial Narrow" fo:font-size="11pt" style:font-size-asian="11pt" style:font-size-complex="11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text-properties style:font-name="Arial Narrow" fo:font-size="11pt" style:font-size-asian="11pt" style:font-size-complex="11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text-properties style:font-name="Arial Narrow" fo:font-size="11pt" style:font-size-asian="11pt" style:font-size-complex="11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Arial Narrow" fo:font-size="11pt" style:font-size-asian="11pt" style:font-size-complex="11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Arial Narrow" fo:font-size="11pt" style:font-size-asian="11pt" style:font-size-complex="11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style:font-name="Arial Narrow" fo:font-size="11pt" style:font-size-asian="11pt" style:font-size-complex="11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style:font-name="Arial Narrow" fo:font-size="11pt" style:font-size-asian="11pt" style:font-size-complex="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Arial Narrow" fo:font-size="11pt" style:font-size-asian="11pt" style:font-size-complex="11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style:font-name="Arial Narrow" fo:font-size="11pt" style:font-size-asian="11pt" style:font-size-complex="11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Arial Narrow" fo:font-size="11pt" style:font-size-asian="11pt" style:font-size-complex="11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style:font-name="Arial Narrow" fo:font-size="11pt" style:font-size-asian="11pt" style:font-size-complex="11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style:font-name="Arial Narrow" fo:font-size="11pt" style:font-size-asian="11pt" style:font-size-complex="11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style:font-name="Arial Narrow" fo:font-size="11pt" style:font-size-asian="11pt" style:font-size-complex="11p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text-properties style:font-name="Arial Narrow" fo:font-size="11pt" style:font-size-asian="11pt" style:font-size-complex="11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name="Arial Narrow" fo:font-size="11pt" style:font-size-asian="11pt" style:font-size-complex="11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Arial Narrow" fo:font-size="11pt" style:font-size-asian="11pt" style:font-size-complex="11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style:font-name="Arial Narrow" fo:font-size="11pt" style:font-size-asian="11pt" style:font-size-complex="11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style:font-name="Arial Narrow" fo:font-size="11pt" style:font-size-asian="11pt" style:font-size-complex="11p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text-properties style:font-name="Arial Narrow" fo:font-size="11pt" style:font-size-asian="11pt" style:font-size-complex="11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style:font-name="Arial Narrow" fo:font-size="11pt" style:font-size-asian="11pt" style:font-size-complex="11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Arial Narrow" fo:font-size="11pt" style:font-size-asian="11pt" style:font-size-complex="11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style:font-name="Arial Narrow" fo:font-size="11pt" style:font-size-asian="11pt" style:font-size-complex="11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style:font-name="Arial Narrow" fo:font-size="11pt" style:font-size-asian="11pt" style:font-size-complex="11pt"/>
    </style:style>
    <style:style style:name="P509" style:parent-style-name="Normal" style:family="paragraph">
      <style:text-properties style:font-name="Arial Narrow" fo:font-size="11pt" style:font-size-asian="11pt" style:font-size-complex="11pt"/>
    </style:style>
    <style:style style:name="P510" style:parent-style-name="Normal" style:family="paragraph">
      <style:text-properties style:font-name="Arial Narrow" fo:font-size="11pt" style:font-size-asian="11pt" style:font-size-complex="11pt"/>
    </style:style>
    <style:style style:name="P511" style:parent-style-name="Normal" style:family="paragraph">
      <style:text-properties style:font-name="Arial Narrow" style:font-name-complex="Arial" fo:font-size="11pt" style:font-size-asian="11pt" style:font-size-complex="11pt"/>
    </style:style>
    <style:style style:name="P512" style:parent-style-name="Normal" style:family="paragraph">
      <style:text-properties style:font-name="Arial Narrow" style:font-name-complex="Arial" fo:font-size="11pt" style:font-size-asian="11pt" style:font-size-complex="11pt"/>
    </style:style>
    <style:style style:name="P513" style:parent-style-name="Normal" style:family="paragraph">
      <style:text-properties style:font-name="Arial Narrow" style:font-name-complex="Arial" fo:font-size="11pt" style:font-size-asian="11pt" style:font-size-complex="11pt"/>
    </style:style>
    <style:style style:name="P514" style:parent-style-name="Normal" style:family="paragraph">
      <style:text-properties style:font-name="Arial Narrow" style:font-name-complex="Arial" fo:font-size="11pt" style:font-size-asian="11pt" style:font-size-complex="11pt"/>
    </style:style>
    <style:style style:name="P515"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516" style:parent-style-name="Normal" style:family="paragraph">
      <style:text-properties style:font-name="Arial Narrow" fo:font-size="11pt" style:font-size-asian="11pt" style:font-size-complex="11pt"/>
    </style:style>
    <style:style style:name="TableColumn518" style:family="table-column">
      <style:table-column-properties style:column-width="2.0097in"/>
    </style:style>
    <style:style style:name="TableColumn519" style:family="table-column">
      <style:table-column-properties style:column-width="0.9006in"/>
    </style:style>
    <style:style style:name="TableColumn520" style:family="table-column">
      <style:table-column-properties style:column-width="0.977in"/>
    </style:style>
    <style:style style:name="TableColumn521" style:family="table-column">
      <style:table-column-properties style:column-width="0.9347in"/>
    </style:style>
    <style:style style:name="TableColumn522" style:family="table-column">
      <style:table-column-properties style:column-width="0.9333in"/>
    </style:style>
    <style:style style:name="Table517" style:family="table">
      <style:table-properties style:width="5.7555in" fo:margin-left="0.0013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style:font-name="Arial Narrow" fo:font-size="11pt" style:font-size-asian="11pt" style:font-size-complex="11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text-properties style:font-name="Arial Narrow" fo:font-size="11pt" style:font-size-asian="11pt" style:font-size-complex="11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text-properties style:font-name="Arial Narrow" fo:font-size="11pt" style:font-size-asian="11pt" style:font-size-complex="11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Arial Narrow" fo:font-size="11pt" style:font-size-asian="11pt" style:font-size-complex="11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style:font-name="Arial Narrow" fo:font-size="11pt" style:font-size-asian="11pt" style:font-size-complex="11p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text-properties style:font-name="Arial Narrow" fo:font-size="11pt" style:font-size-asian="11pt" style:font-size-complex="11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text-properties style:font-name="Arial Narrow" fo:font-size="11pt" style:font-size-asian="11pt" style:font-size-complex="11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style:font-name="Arial Narrow"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name="Arial Narrow" fo:font-size="11pt" style:font-size-asian="11pt" style:font-size-complex="11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Arial Narrow" fo:font-size="11pt" style:font-size-asian="11pt" style:font-size-complex="11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text-properties style:font-name="Arial Narrow" fo:font-size="11pt" style:font-size-asian="11pt" style:font-size-complex="11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style:font-name="Arial Narrow" fo:font-size="11pt" style:font-size-asian="11pt" style:font-size-complex="11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style:font-name="Arial Narrow" fo:font-size="11pt" style:font-size-asian="11pt" style:font-size-complex="11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style:font-name="Arial Narrow" fo:font-size="11pt" style:font-size-asian="11pt" style:font-size-complex="11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Arial Narrow" fo:font-size="11pt" style:font-size-asian="11pt" style:font-size-complex="11pt"/>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style:font-name="Arial Narrow" fo:font-size="11pt" style:font-size-asian="11pt" style:font-size-complex="11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Arial Narrow" fo:font-size="11pt" style:font-size-asian="11pt" style:font-size-complex="11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Arial Narrow"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name="Arial Narrow" fo:font-size="11pt" style:font-size-asian="11pt" style:font-size-complex="11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name="Arial Narrow" fo:font-size="11pt" style:font-size-asian="11pt" style:font-size-complex="11pt"/>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text-properties style:font-name="Arial Narrow" fo:font-size="11pt" style:font-size-asian="11pt" style:font-size-complex="11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style:font-name="Arial Narrow" fo:font-size="11pt" style:font-size-asian="11pt" style:font-size-complex="11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Arial Narrow" fo:font-size="11pt" style:font-size-asian="11pt" style:font-size-complex="11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Arial Narrow" fo:font-size="11pt" style:font-size-asian="11pt" style:font-size-complex="11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Arial Narrow" fo:font-size="11pt" style:font-size-asian="11pt" style:font-size-complex="11pt"/>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text-properties style:font-name="Arial Narrow" fo:font-size="11pt" style:font-size-asian="11pt" style:font-size-complex="11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style:font-name="Arial Narrow" fo:font-size="11pt" style:font-size-asian="11pt" style:font-size-complex="11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text-properties style:font-name="Arial Narrow" fo:font-size="11pt" style:font-size-asian="11pt" style:font-size-complex="11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style:font-name="Arial Narrow" fo:font-size="11pt" style:font-size-asian="11pt" style:font-size-complex="11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style:font-name="Arial Narrow" fo:font-size="11pt" style:font-size-asian="11pt" style:font-size-complex="11p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Arial Narrow" fo:font-size="11pt" style:font-size-asian="11pt" style:font-size-complex="11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Arial Narrow" fo:font-size="11pt" style:font-size-asian="11pt" style:font-size-complex="11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style:font-name="Arial Narrow" fo:font-size="11pt" style:font-size-asian="11pt" style:font-size-complex="11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style:font-name="Arial Narrow" fo:font-size="11pt" style:font-size-asian="11pt" style:font-size-complex="11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style:font-name="Arial Narrow" fo:font-size="11pt" style:font-size-asian="11pt" style:font-size-complex="11p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name="Arial Narrow" fo:font-size="11pt" style:font-size-asian="11pt" style:font-size-complex="11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Arial Narrow" fo:font-size="11pt" style:font-size-asian="11pt" style:font-size-complex="11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Arial Narrow" fo:font-size="11pt" style:font-size-asian="11pt" style:font-size-complex="11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Arial Narrow" fo:font-size="11pt" style:font-size-asian="11pt" style:font-size-complex="11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Arial Narrow" fo:font-size="11pt" style:font-size-asian="11pt" style:font-size-complex="11p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style:font-name="Arial Narrow" fo:font-size="11pt" style:font-size-asian="11pt" style:font-size-complex="11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style:font-name="Arial Narrow" fo:font-size="11pt" style:font-size-asian="11pt" style:font-size-complex="11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style:font-name="Arial Narrow" fo:font-size="11pt" style:font-size-asian="11pt" style:font-size-complex="11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Arial Narrow" fo:font-size="11pt" style:font-size-asian="11pt" style:font-size-complex="11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text-properties style:font-name="Arial Narrow" fo:font-size="11pt" style:font-size-asian="11pt" style:font-size-complex="11p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text-properties style:font-name="Arial Narrow"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style:font-name="Arial Narrow" fo:font-size="11pt" style:font-size-asian="11pt" style:font-size-complex="11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style:font-name="Arial Narrow" fo:font-size="11pt" style:font-size-asian="11pt" style:font-size-complex="11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style:font-name="Arial Narrow" fo:font-size="11pt" style:font-size-asian="11pt" style:font-size-complex="11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text-properties style:font-name="Arial Narrow" fo:font-size="11pt" style:font-size-asian="11pt" style:font-size-complex="11p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Arial Narrow" fo:font-size="11pt" style:font-size-asian="11pt" style:font-size-complex="11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Arial Narrow" fo:font-size="11pt" style:font-size-asian="11pt" style:font-size-complex="11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Arial Narrow" fo:font-size="11pt" style:font-size-asian="11pt" style:font-size-complex="11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Arial Narrow" fo:font-size="11pt" style:font-size-asian="11pt" style:font-size-complex="11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Arial Narrow" fo:font-size="11pt" style:font-size-asian="11pt" style:font-size-complex="11pt"/>
    </style:style>
    <style:style style:name="P644" style:parent-style-name="Normal" style:family="paragraph">
      <style:text-properties style:font-name="Arial Narrow" fo:font-size="11pt" style:font-size-asian="11pt" style:font-size-complex="11pt"/>
    </style:style>
    <style:style style:name="P645" style:parent-style-name="Normal" style:family="paragraph">
      <style:text-properties style:font-name="Arial Narrow" fo:font-size="11pt" style:font-size-asian="11pt" style:font-size-complex="11pt"/>
    </style:style>
    <style:style style:name="P646" style:parent-style-name="Normal" style:family="paragraph">
      <style:text-properties style:font-name="Arial Narrow" style:font-name-complex="Arial" fo:font-size="11pt" style:font-size-asian="11pt" style:font-size-complex="11pt"/>
    </style:style>
    <style:style style:name="P647" style:parent-style-name="Normal" style:family="paragraph">
      <style:text-properties style:font-name="Arial Narrow" style:font-name-complex="Arial" fo:font-size="11pt" style:font-size-asian="11pt" style:font-size-complex="11pt"/>
    </style:style>
    <style:style style:name="P648" style:parent-style-name="Normal" style:family="paragraph">
      <style:text-properties style:font-name="Arial Narrow" style:font-name-complex="Arial" fo:font-size="11pt" style:font-size-asian="11pt" style:font-size-complex="11pt"/>
    </style:style>
    <style:style style:name="P649" style:parent-style-name="Normal" style:family="paragraph">
      <style:text-properties style:font-name="Arial Narrow" fo:font-size="11pt" style:font-size-asian="11pt" style:font-size-complex="11pt"/>
    </style:style>
    <style:style style:name="P650" style:parent-style-name="Normal" style:list-style-name="LFO2" style:family="paragraph">
      <style:paragraph-properties style:punctuation-wrap="simple" style:text-autospace="none" style:vertical-align="baseline"/>
      <style:text-properties style:font-name="Arial Narrow" style:font-name-complex="Arial" fo:font-size="11pt" style:font-size-asian="11pt" style:font-size-complex="11pt"/>
    </style:style>
    <style:style style:name="P651" style:parent-style-name="Normal" style:family="paragraph">
      <style:paragraph-properties style:punctuation-wrap="simple" style:text-autospace="none" style:vertical-align="baseline" fo:margin-left="0.5in">
        <style:tab-stops/>
      </style:paragraph-properties>
      <style:text-properties style:font-name="Arial Narrow" style:font-name-complex="Arial" fo:font-size="11pt" style:font-size-asian="11pt" style:font-size-complex="11pt"/>
    </style:style>
    <style:style style:name="P652" style:parent-style-name="Normal" style:family="paragraph">
      <style:text-properties style:font-name="Arial Narrow" style:font-name-complex="Arial" fo:font-size="11pt" style:font-size-asian="11pt" style:font-size-complex="11pt"/>
    </style:style>
    <style:style style:name="T653" style:parent-style-name="DefaultParagraphFont" style:family="text">
      <style:text-properties style:font-name="Arial Narrow" style:font-name-complex="Arial" fo:font-weight="bold" style:font-weight-asian="bold" style:font-weight-complex="bold" fo:font-size="11pt" style:font-size-asian="11pt" style:font-size-complex="11pt"/>
    </style:style>
    <style:style style:name="T654" style:parent-style-name="DefaultParagraphFont" style:family="text">
      <style:text-properties style:font-name="Arial Narrow" style:font-name-complex="Arial" fo:font-size="11pt" style:font-size-asian="11pt" style:font-size-complex="11pt"/>
    </style:style>
    <style:style style:name="P655" style:parent-style-name="Normal" style:family="paragraph">
      <style:text-properties style:font-name="Arial Narrow" style:font-name-complex="Arial" fo:font-size="11pt" style:font-size-asian="11pt" style:font-size-complex="11pt"/>
    </style:style>
    <style:style style:name="P656" style:parent-style-name="Normal" style:family="paragraph">
      <style:text-properties style:font-name="Arial Narrow" style:font-name-complex="Arial" fo:font-size="11pt" style:font-size-asian="11pt" style:font-size-complex="11pt"/>
    </style:style>
    <style:style style:name="P657" style:parent-style-name="Normal" style:family="paragraph">
      <style:text-properties style:font-name="Arial Narrow" style:font-name-complex="Arial" fo:font-size="11pt" style:font-size-asian="11pt" style:font-size-complex="11pt"/>
    </style:style>
    <style:style style:name="P658" style:parent-style-name="Normal" style:family="paragraph">
      <style:text-properties style:font-name="Arial Narrow" style:font-name-complex="Arial" fo:font-size="11pt" style:font-size-asian="11pt" style:font-size-complex="11pt"/>
    </style:style>
    <style:style style:name="P659"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0"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1"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2"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3"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4"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5"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style:style style:name="P666" style:parent-style-name="Normal" style:family="paragraph">
      <style:paragraph-properties style:text-autospace="none" fo:margin-top="0.0694in" fo:margin-bottom="0.0694in"/>
      <style:text-properties style:font-name="Arial Narrow" style:font-name-complex="Arial" fo:font-size="11pt" style:font-size-asian="11pt" style:font-size-complex="11pt"/>
    </style:style>
  </office:automatic-styles>
  <office:body>
    <office:text text:use-soft-page-breaks="true">
      <text:p text:style-name="P1"><text:span text:style-name="T2">Evaluating the impact of clinical Librarian Services: interview<text:s/></text:span><text:span text:style-name="T3">schedule</text:span></text:p>
      <text:p text:style-name="P4">This schedule was developed and tested in the study described here</text:p>
      <text:p text:style-name="Normal"><text:span text:style-name="T5">Brettle, A., Maden, M., Payne, C. (2016).<text:s/></text:span><text:span text:style-name="T6">The impact of clinical librarian services on patients and health care organisations.<text:s/></text:span><text:span text:style-name="T7">Health Information and Libraries Journal</text:span><text:span text:style-name="T8">, 33(1): 1-21<text:s/></text:span><text:span text:style-name="T9">DOI: 10.1111/hir.12136</text:span></text:p>
      <text:p text:style-name="P10"/>
      <text:p text:style-name="P11">Interviews were conducted by librarians from a neighbouring Trust by telephone or in person and lasted between 20 minutes and an hour. <text:s/>Each interview was taped and transcribed verbatim. <text:s/>Results were summarized using a case study template</text:p>
      <text:p text:style-name="P12"/>
      <text:p text:style-name="P13">Interview Schedule:</text:p>
      <text:p text:style-name="P14"/>
      <text:p text:style-name="P15">Date/time of interview:<text:s/></text:p>
      <text:p text:style-name="P16">Interviewer: [insert name] [insert contact email/phone]<text:s/></text:p>
      <text:p text:style-name="P17">Interviewee: [insert code]</text:p>
      <text:p text:style-name="P18">Organisation Name:</text:p>
      <text:p text:style-name="P19">Professional Group: Medical (including dental), Nursing (Inc. Midwifery, Health Visiting and HCAs), Qualified scientific, technical and therapeutic staff, Social Care, Management (Inc. commissioning) Administrative support (Inc. finance, HR, R&amp;D, IM&amp;T, governance).</text:p>
      <text:p text:style-name="P20"/>
      <text:p text:style-name="P21">Hello, my name is XXX and I am a clinical librarian from a neighbouring Organisation.</text:p>
      <text:p text:style-name="P22"/>
      <text:p text:style-name="P23">Thank you for agreeing to be interviewed today – I hope that this will take no longer than 30 minutes – is that ok?<text:s/></text:p>
      <text:p text:style-name="P24"/>
      <text:p text:style-name="P25">You have already received the information sheet about the project. <text:s/>Can I confirm that you have read this and you are happy to consent to the interview, [need to<text:s/>create an information sheet and consent form and<text:s/>obtain signed form – either in person if face to face or should have received it in post for a telephone one]?</text:p>
      <text:p text:style-name="P26"/>
      <text:p text:style-name="P27">For background information and a reminder of the contents of information sheet:<text:s/>[adapt the information accordingly]</text:p>
      <text:list text:style-name="LFO1" text:continue-numbering="true">
        <text:list-item>
          <text:p text:style-name="P28">We are conducting a region wide evaluation of CL services that is looking at the impact of the information provided by CL services. <text:s/>The evaluation is independent and led by Salford University in collaboration with local CLs.</text:p>
        </text:list-item>
        <text:list-item>
          <text:p text:style-name="P29">You have been purposely selected as you have recently received information from your CL service and you represent one of the professions (or have received one of the services) on which we wish to collect information.<text:s/></text:p>
        </text:list-item>
        <text:list-item>
          <text:p text:style-name="P30">So far – we have conducted a survey of all those who have received CL services across the region in the last 6 months. <text:s/>The purposes of the interviews are to triangulate the survey data and to provide clarification and more detailed responses where appropriate.</text:p>
        </text:list-item>
        <text:list-item>
          <text:p text:style-name="P31">Our conversation will be recorded, with your permission; otherwise I will take written notes. <text:s/>These will be transcribed by an independent transcriber and analysed by members of the research team.</text:p>
        </text:list-item>
        <text:list-item>
          <text:p text:style-name="P32">Your interview will be recorded with a number so that any statements that you make will not be attributable to you.</text:p>
        </text:list-item>
        <text:list-item>
          <text:p text:style-name="P33">If you wish you may ask to see a copy of the transcript or notes, and a copy of the final report will be available via your library service in spring 2012.</text:p>
        </text:list-item>
        <text:list-item>
          <text:p text:style-name="P34">You are free to withdraw your consent at any time, by contacting the researcher at the address below and your data will be removed from the sample.</text:p>
        </text:list-item>
      </text:list>
      <text:p text:style-name="P35"/>
      <text:soft-page-break/>
      <text:p text:style-name="P36"><text:span text:style-name="T37">Structure of the interview:<text:s/></text:span></text:p>
      <text:p text:style-name="P38">The focus of the interview will be on how you have used the information on [insert critical incident] that the CL service provided. <text:s/>We will be asking if the information provided has impacted on various areas in relation to patient care and organizational objectives. <text:s/>At the end you will have an opportunity to add any further information or raise any additional points.</text:p>
      <text:p text:style-name="P39"/>
      <text:p text:style-name="P40">Section 1: <text:s/>About your request and its quality</text:p>
      <text:p text:style-name="P41"/>
      <text:list text:style-name="LFO2" text:continue-numbering="true">
        <text:list-item>
          <text:p text:style-name="P42">Can I clarify that you received a {insert from below} from the clinical librarian in your trust?</text:p>
        </text:list-item>
      </text:list>
      <text:p text:style-name="P43"/>
      <text:p text:style-name="P44">Literature search</text:p>
      <text:p text:style-name="P45">Literature search with critical appraisal</text:p>
      <text:p text:style-name="P46">Training</text:p>
      <text:p text:style-name="P47">Journal Club</text:p>
      <text:p text:style-name="P48">Other</text:p>
      <text:p text:style-name="P49"/>
      <text:p text:style-name="P50"/>
      <text:list text:style-name="LFO2" text:continue-numbering="true">
        <text:list-item>
          <text:p text:style-name="P51">Can you briefly describe what you asked the clinical librarian to do/what role the clinical librarian to play?</text:p>
        </text:list-item>
      </text:list>
      <text:p text:style-name="P52"/>
      <text:p text:style-name="P53">Prompt: what did you need the information for?</text:p>
      <text:p text:style-name="P54"/>
      <text:p text:style-name="P55"/>
      <text:list text:style-name="LFO2" text:continue-numbering="true">
        <text:list-item>
          <text:p text:style-name="P56">How have you used the information?</text:p>
        </text:list-item>
      </text:list>
      <text:p text:style-name="P57"/>
      <text:p text:style-name="P58"/>
      <text:list text:style-name="LFO2" text:continue-numbering="true">
        <text:list-item>
          <text:p text:style-name="P59">Can you indicate whether the service provided meet your needs?</text:p>
        </text:list-item>
      </text:list>
      <text:p text:style-name="P60"/>
      <text:p text:style-name="P61">Prompt: For example was there information missing or was there anything the CL could have done to have improved/provided a better service? <text:s/>E.g.: Synthesis of the literature, better presentation, less information, live links, full text of documents.</text:p>
      <text:p text:style-name="P62"/>
      <text:p text:style-name="P63"/>
      <text:p text:style-name="P64">The next few questions are about the quality of the service provided.</text:p>
      <text:p text:style-name="P65"/>
      <text:list text:style-name="LFO2" text:continue-numbering="true">
        <text:list-item>
          <text:p text:style-name="P66">On a scale of 1-5 (1=low and 5=high)</text:p>
        </text:list-item>
      </text:list>
      <text:p text:style-name="P67"/>
      <text:p text:style-name="P68">How relevant was the information to your request?</text:p>
      <text:p text:style-name="P69"/>
      <text:list text:style-name="LFO2" text:continue-numbering="true">
        <text:list-item>
          <text:p text:style-name="P70">Using the same scale 1-5 (1=low and 5=high)</text:p>
        </text:list-item>
      </text:list>
      <text:p text:style-name="P71">How much did the service save you time?</text:p>
      <text:p text:style-name="P72"/>
      <text:p text:style-name="P73">Prompt: Can you estimate how much? <text:s/>If the service had not been available what would you have done?</text:p>
      <text:p text:style-name="P74"/>
      <text:p text:style-name="P75">Section 2. Contribution and impact of the service provided<text:line-break/></text:p>
      <text:p text:style-name="P76">I am now going to ask you to what extent the information/service provided has contributed to various outcomes. <text:s/>You should have already received these outcomes in my initial email. <text:s/>For each one, please could you tell me if the potential information contribution is relevant? <text:s/>If it is relevant has the information already contributed to the impact, May the information contribute in future or has it made no contribution to that outcome.</text:p>
      <text:p text:style-name="P77"/>
      <text:p text:style-name="P78">Prompt: <text:s/>If the information made a particular contribution ask if they want to explain why or how at appropriate points.</text:p>
      <text:p text:style-name="P79"/>
      <text:p text:style-name="P80">NB: <text:s/>No contribution is when the outcome is relevant to the request – but the information provided didn’t make any impact.</text:p>
      <text:p text:style-name="P81"/>
      <text:list text:style-name="LFO2" text:continue-numbering="true">
        <text:list-item>
          <text:p text:style-name="P82">The first set of outcomes is in relation to decision-making and<text:s/>evidence-based practice. <text:s/>Did the information contribute to..?</text:p>
        </text:list-item>
      </text:list>
      <text:p text:style-name="P83"/>
      <table:table table:style-name="Table84">
        <table:table-columns>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
          </table:table-cell>
          <table:table-cell table:style-name="TableCell93">
            <text:p text:style-name="P94">Not relevant</text:p>
          </table:table-cell>
          <table:table-cell table:style-name="TableCell95">
            <text:p text:style-name="P96">Has contributed</text:p>
          </table:table-cell>
          <table:table-cell table:style-name="TableCell97">
            <text:p text:style-name="P98">May contribute in future</text:p>
          </table:table-cell>
          <table:table-cell table:style-name="TableCell99">
            <text:p text:style-name="P100">No contribution</text:p>
          </table:table-cell>
        </table:table-row>
        <table:table-row table:style-name="TableRow101">
          <table:table-cell table:style-name="TableCell102">
            <text:p text:style-name="P103">Diagnosis</text:p>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Choice of assessment or test</text:p>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Choice of intervention</text:p>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Advice to patient/carer</text:p>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Service development/delivery</text:p>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Revision of care pathway/guideline/protocol</text:p>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Avoidance of referral, readmission. Clinical test, hospitalisation</text:p>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Reduce length of stay</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
      <text:p text:style-name="P189"/>
      <text:p text:style-name="P190"/>
      <text:p text:style-name="P191">Prompt: <text:s/>Is it No contribution – or not applicable</text:p>
      <text:p text:style-name="P192">If the information made a particular contribution ask if they want to expand, e.g. how has the information made a contribution, why did it contribute?</text:p>
      <text:p text:style-name="P193"/>
      <text:list text:style-name="LFO2" text:continue-numbering="true">
        <text:list-item>
          <text:p text:style-name="P194">Did the information contribute to patient centred care and healthcare outcomes?</text:p>
        </text:list-item>
      </text:list>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
          </table:table-cell>
          <table:table-cell table:style-name="TableCell205">
            <text:p text:style-name="P206">Not relevant</text:p>
          </table:table-cell>
          <table:table-cell table:style-name="TableCell207">
            <text:p text:style-name="P208">Has contributed</text:p>
          </table:table-cell>
          <table:table-cell table:style-name="TableCell209">
            <text:p text:style-name="P210">May contribute in future</text:p>
          </table:table-cell>
          <table:table-cell table:style-name="TableCell211">
            <text:p text:style-name="P212">No contribution</text:p>
          </table:table-cell>
        </table:table-row>
        <table:table-row table:style-name="TableRow213">
          <table:table-cell table:style-name="TableCell214">
            <text:p text:style-name="P215">Improved healthcare outcomes</text:p>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Improved quality of life for patient or carers</text:p>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Increased patient involvement/shared decision making</text:p>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Improved patient care experience</text:p>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Improved patient access to information</text:p>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
      <text:p text:style-name="P268"/>
      <text:p text:style-name="P269"/>
      <text:p text:style-name="P270">Prompt: <text:s/>Is it No contribution – or not applicable.</text:p>
      <text:p text:style-name="P271">If the information made a particular contribution, ask if they want to expand.</text:p>
      <text:p text:style-name="P272"/>
      <text:p text:style-name="P273"/>
      <text:list text:style-name="LFO2" text:continue-numbering="true">
        <text:list-item>
          <text:p text:style-name="P274">The next set of questions relates to whether the information contributed to quality of care. <text:s/>Did the information contribute to?</text:p>
        </text:list-item>
      </text:list>
      <text:p text:style-name="P275"/>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
          </table:table-cell>
          <table:table-cell table:style-name="TableCell285">
            <text:p text:style-name="P286">Not relevant</text:p>
          </table:table-cell>
          <table:table-cell table:style-name="TableCell287">
            <text:p text:style-name="P288">Has contributed</text:p>
          </table:table-cell>
          <table:table-cell table:style-name="TableCell289">
            <text:p text:style-name="P290">May contribute in future</text:p>
          </table:table-cell>
          <table:table-cell table:style-name="TableCell291">
            <text:p text:style-name="P292">No contribution</text:p>
          </table:table-cell>
        </table:table-row>
        <text:soft-page-break/>
        <table:table-row table:style-name="TableRow293">
          <table:table-cell table:style-name="TableCell294">
            <text:p text:style-name="P295">Meeting quality standards<text:s/></text:p>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Improved quality of care</text:p>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row>
        <table:table-row table:style-name="TableRow315">
          <table:table-cell table:style-name="TableCell316">
            <text:p text:style-name="P317">Implementing clinical guidelines/best practice</text:p>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row>
        <table:table-row table:style-name="TableRow326">
          <table:table-cell table:style-name="TableCell327">
            <text:p text:style-name="P328">Interventions based on best practice or current evidence</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Evaluation or audit</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Innovative practice</text:p>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row>
      </table:table>
      <text:p text:style-name="P359"/>
      <text:p text:style-name="P360">Prompt: <text:s/>Is it No contribution – or not applicable.</text:p>
      <text:p text:style-name="P361">If the information made a particular contribution ask if they want to expand.</text:p>
      <text:p text:style-name="P362"/>
      <text:p text:style-name="P363"/>
      <text:list text:style-name="LFO2" text:continue-numbering="true">
        <text:list-item>
          <text:p text:style-name="P364">The next set of questions is about whether the information contributed to service development? <text:s/>Did the information contribute to….</text:p>
        </text:list-item>
      </text:list>
      <text:p text:style-name="P365"/>
      <table:table table:style-name="Table366">
        <table:table-columns>
          <table:table-column table:style-name="TableColumn367"/>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ext:p text:style-name="P374"/>
          </table:table-cell>
          <table:table-cell table:style-name="TableCell375">
            <text:p text:style-name="P376">Not relevant</text:p>
          </table:table-cell>
          <table:table-cell table:style-name="TableCell377">
            <text:p text:style-name="P378">Has contributed</text:p>
          </table:table-cell>
          <table:table-cell table:style-name="TableCell379">
            <text:p text:style-name="P380">May contribute in future</text:p>
          </table:table-cell>
          <table:table-cell table:style-name="TableCell381">
            <text:p text:style-name="P382">No contribution</text:p>
          </table:table-cell>
        </table:table-row>
        <table:table-row table:style-name="TableRow383">
          <table:table-cell table:style-name="TableCell384">
            <text:p text:style-name="P385">Addressing inequalities in access to care or an unmet need in service</text:p>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Working with other health and social care providers</text:p>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Integrated care</text:p>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row>
      </table:table>
      <text:p text:style-name="P416"/>
      <text:p text:style-name="P417">Prompt: <text:s/>Is it No contribution – or not applicable.</text:p>
      <text:p text:style-name="P418">If the information made a particular contribution ask if they want to expand.</text:p>
      <text:p text:style-name="P419"/>
      <text:p text:style-name="P420"/>
      <text:p text:style-name="P421"/>
      <text:p text:style-name="P422"/>
      <text:list text:style-name="LFO2" text:continue-numbering="true">
        <text:list-item>
          <text:p text:style-name="P423">Now CPD. <text:s/>Did the information contribute to continuing professional development?</text:p>
        </text:list-item>
      </text:list>
      <text:p text:style-name="P424"/>
      <text:p text:style-name="P425"/>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p text:style-name="P434"/>
          </table:table-cell>
          <table:table-cell table:style-name="TableCell435">
            <text:p text:style-name="P436">Not relevant</text:p>
          </table:table-cell>
          <table:table-cell table:style-name="TableCell437">
            <text:p text:style-name="P438">Has contributed</text:p>
          </table:table-cell>
          <table:table-cell table:style-name="TableCell439">
            <text:p text:style-name="P440">May contribute in future</text:p>
          </table:table-cell>
          <table:table-cell table:style-name="TableCell441">
            <text:p text:style-name="P442">No contribution</text:p>
          </table:table-cell>
        </table:table-row>
        <table:table-row table:style-name="TableRow443">
          <table:table-cell table:style-name="TableCell444">
            <text:p text:style-name="P445">Update knowledge and skills relevant to clinical practice</text:p>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row>
        <table:table-row table:style-name="TableRow454">
          <table:table-cell table:style-name="TableCell455">
            <text:p text:style-name="P456">Comply with requirements of mandatory or professional bodies</text:p>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Support research</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Gain qualifications</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row>
        <table:table-row table:style-name="TableRow487">
          <table:table-cell table:style-name="TableCell488">
            <text:p text:style-name="P489">Supervision and leadership of staff</text:p>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row>
        <table:table-row table:style-name="TableRow498">
          <table:table-cell table:style-name="TableCell499">
            <text:p text:style-name="P500">Delivering/supporting staff education or training</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
      <text:p text:style-name="P509"/>
      <text:p text:style-name="P510"/>
      <text:p text:style-name="P511">Prompt: <text:s/>Is it No contribution – or not applicable.</text:p>
      <text:p text:style-name="P512">If the information made a particular contribution ask if they want to expand.</text:p>
      <text:p text:style-name="P513"/>
      <text:p text:style-name="P514"/>
      <text:list text:style-name="LFO2" text:continue-numbering="true">
        <text:list-item>
          <text:p text:style-name="P515">The last set of outcomes is about efficiency, financial or risk management. <text:s/>Has the information contributed….?</text:p>
        </text:list-item>
      </text:list>
      <text:p text:style-name="P516"/>
      <table:table table:style-name="Table517">
        <table:table-columns>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
          </table:table-cell>
          <table:table-cell table:style-name="TableCell526">
            <text:p text:style-name="P527">Not relevant</text:p>
          </table:table-cell>
          <table:table-cell table:style-name="TableCell528">
            <text:p text:style-name="P529">Has contributed</text:p>
          </table:table-cell>
          <table:table-cell table:style-name="TableCell530">
            <text:p text:style-name="P531">May contribute in future</text:p>
          </table:table-cell>
          <table:table-cell table:style-name="TableCell532">
            <text:p text:style-name="P533">No contribution</text:p>
          </table:table-cell>
        </table:table-row>
        <table:table-row table:style-name="TableRow534">
          <table:table-cell table:style-name="TableCell535">
            <text:p text:style-name="P536">Support trust financial strategies (e.g. CIP)</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row table:style-name="TableRow545">
          <table:table-cell table:style-name="TableCell546">
            <text:p text:style-name="P547">Support QIPP</text:p>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Demonstrating value for money/cost efficient service</text:p>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Risk management</text:p>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Business development (e.g. income generation or tenders)</text:p>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row table:style-name="TableRow600">
          <table:table-cell table:style-name="TableCell601">
            <text:p text:style-name="P602">Commissioning/decommissioning services</text:p>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Improve patient/staff safety</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Improve accountability or transparency of services</text:p>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Legal/ethical issues</text:p>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
      <text:p text:style-name="P644"/>
      <text:p text:style-name="P645"/>
      <text:p text:style-name="P646">Prompt: <text:s/>Is it No contribution – or not applicable.</text:p>
      <text:p text:style-name="P647">If the information made a particular contribution ask if they want to expand.</text:p>
      <text:p text:style-name="P648"/>
      <text:p text:style-name="P649"/>
      <text:list text:style-name="LFO2" text:continue-numbering="true">
        <text:list-item>
          <text:p text:style-name="P650">Finally, do you want to add anything else about the contribution or impact of the library service? <text:s/>Or is there anything else you’d like to add or any points you would like to emphasise?<text:s/></text:p>
        </text:list-item>
      </text:list>
      <text:p text:style-name="P651"/>
      <text:p text:style-name="P652"/>
      <text:p text:style-name="Normal"><text:span text:style-name="T653">THE END – THANK YOU VERY MUCH FOR YOUR TIME AND THOUGHTS</text:span><text:span text:style-name="T654">.<text:s/></text:span></text:p>
      <text:p text:style-name="P655"/>
      <text:p text:style-name="P656">If there is anything else you think of that you would like to add, please let me know.</text:p>
      <text:p text:style-name="P657"/>
      <text:p text:style-name="P658">Remember to check that the interview has recorded – if not write up your notes quickly!</text:p>
      <text:p text:style-name="P659"/>
      <text:p text:style-name="P660"/>
      <text:p text:style-name="P661"/>
      <text:p text:style-name="P662"/>
      <text:p text:style-name="P663"/>
      <text:p text:style-name="P664"/>
      <text:p text:style-name="P665"/>
      <text:p text:style-name="P6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Calibri" style:font-name-complex="Times New Roman" style:language-asian="zh" style:country-asian="CN" fo:hyphenate="false"/>
    </style:style>
    <style:style style:name="DefaultParagraphFont" style:display-name="Default Paragraph Font" style:family="text"/>
    <style:style style:name="Body1" style:display-name="Body 1" style:family="paragraph" style:parent-style-name="TOC1">
      <style:paragraph-properties fo:margin-top="0.0416in" fo:margin-bottom="0.1666in" fo:margin-left="0.3937in">
        <style:tab-stops/>
      </style:paragraph-properties>
      <style:text-properties style:font-name="Arial" style:font-name-asian="Times New Roman" fo:font-weight="bold" style:font-weight-asian="bold" style:font-size-complex="11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son Brettle</meta:initial-creator>
    <dc:creator>phoebe macindoe</dc:creator>
    <meta:creation-date>2021-07-27T17:11:00Z</meta:creation-date>
    <dc:date>2021-07-27T17:11:00Z</dc:date>
    <meta:template xlink:href="Normal.dotm" xlink:type="simple"/>
    <meta:editing-cycles>2</meta:editing-cycles>
    <meta:editing-duration>PT0S</meta:editing-duration>
    <meta:document-statistic meta:page-count="5" meta:paragraph-count="18" meta:word-count="1368" meta:character-count="9149" meta:row-count="64" meta:non-whitespace-character-count="7799"/>
  </office:meta>
</office:document-meta>
</file>